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4pt" officeooo:rsid="001830b3" officeooo:paragraph-rsid="001830b3" style:font-size-asian="14pt" style:font-size-complex="14pt"/>
    </style:style>
    <style:style style:name="P2" style:family="paragraph" style:parent-style-name="Standard">
      <style:text-properties style:font-name="Courier 10 Pitch" fo:font-size="14pt" officeooo:rsid="00207442" officeooo:paragraph-rsid="001c15d9" style:font-size-asian="14pt" style:font-size-complex="14pt"/>
    </style:style>
    <style:style style:name="P3" style:family="paragraph" style:parent-style-name="Standard">
      <style:text-properties style:font-name="Courier 10 Pitch" fo:font-size="14pt" fo:font-weight="bold" officeooo:rsid="001830b3" officeooo:paragraph-rsid="001830b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urier 10 Pitch" fo:font-size="14pt" officeooo:rsid="0032c24c" officeooo:paragraph-rsid="0032c24c" style:font-size-asian="14pt" style:font-size-complex="14pt"/>
    </style:style>
    <style:style style:name="P5" style:family="paragraph" style:parent-style-name="Standard">
      <style:text-properties style:font-name="Courier 10 Pitch" fo:font-size="14pt" officeooo:rsid="002177ca" officeooo:paragraph-rsid="0035f6b6" style:font-size-asian="14pt" style:font-size-complex="14pt"/>
    </style:style>
    <style:style style:name="P6" style:family="paragraph" style:parent-style-name="Standard">
      <style:text-properties style:font-name="Courier 10 Pitch" fo:font-size="14pt" officeooo:rsid="001c15d9" officeooo:paragraph-rsid="0035f6b6" style:font-size-asian="14pt" style:font-size-complex="14pt"/>
    </style:style>
    <style:style style:name="P7" style:family="paragraph" style:parent-style-name="Standard">
      <style:text-properties style:font-name="Courier 10 Pitch" fo:font-size="14pt" fo:font-weight="bold" officeooo:rsid="001c15d9" officeooo:paragraph-rsid="0035f6b6" style:font-size-asian="14pt" style:font-weight-asian="bold" style:font-size-complex="14pt" style:font-weight-complex="bold"/>
    </style:style>
    <style:style style:name="T1" style:family="text">
      <style:text-properties officeooo:rsid="001a2a13"/>
    </style:style>
    <style:style style:name="T2" style:family="text">
      <style:text-properties officeooo:rsid="0035f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DS Assignment<text:span text:style-name="T1">s:</text:span></text:p>
      <text:p text:style-name="P1"/>
      <text:p text:style-name="P3">Arrays:</text:p>
      <text:p text:style-name="P1">1. Write a program to implement the linear search algorithm (recusrive and non-recursive)</text:p>
      <text:p text:style-name="P1">2. Write a program to implement the binary search algorithm (recusrive and non-recursive)</text:p>
      <text:p text:style-name="P1">3. Write a program to find the number occuring odd number of times as well as even no. of times</text:p>
      <text:p text:style-name="P1">4. Write a program to reverse the array(inplace)</text:p>
      <text:p text:style-name="P1">5. Write a program to sort the array elements by frequency</text:p>
      <text:p text:style-name="P1">6. Write a program to find min and max elements from an array in minimum comparisons</text:p>
      <text:p text:style-name="P1">7. Write a program to find max difference between two elements in an array</text:p>
      <text:p text:style-name="P2"/>
      <text:p text:style-name="P4">8. Implement Selection Sort and Bubble Sort.</text:p>
      <text:p text:style-name="P4"/>
      <text:p text:style-name="P7">Linked List:</text:p>
      <text:p text:style-name="P6">1. Write a function to sort the <text:span text:style-name="T2">singly linear </text:span>list by using selection sort/bubble sort.<text:span text:style-name="T2">(using pointer only)</text:span></text:p>
      <text:p text:style-name="P6">2. Write a program to merge two sorted list</text:p>
      <text:p text:style-name="P6">3. Write a recursive function to reverse the singly linear linked list.</text:p>
      <text:p text:style-name="P5">4. Write a program to implement the list of customers for following operations:</text:p>
      <text:p text:style-name="P5">customer has name, address and contact number</text:p>
      <text:p text:style-name="P5"><text:tab/>1. display the list of customers</text:p>
      <text:p text:style-name="P5"><text:tab/>2. search the customer by contact number</text:p>
      <text:p text:style-name="P5"><text:tab/>3. sort the list customers by name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3:36:18.975756287</meta:creation-date>
    <dc:date>2017-09-27T13:09:03.217442744</dc:date>
    <meta:editing-duration>P1DT19H13M19S</meta:editing-duration>
    <meta:editing-cycles>23</meta:editing-cycles>
    <meta:generator>LibreOffice/5.3.1.2$Linux_X86_64 LibreOffice_project/30m0$Build-2</meta:generator>
    <meta:document-statistic meta:table-count="0" meta:image-count="0" meta:object-count="0" meta:page-count="1" meta:paragraph-count="19" meta:word-count="185" meta:character-count="1070" meta:non-whitespace-character-count="901"/>
  </office:meta>
</office:document-meta>
</file>